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2909.54" calcext:value-type="float">
            <text:p>-22909.54</text:p>
          </table:table-cell>
          <table:table-cell office:value-type="float" office:value="-22929.35" calcext:value-type="float">
            <text:p>-22929.35</text:p>
          </table:table-cell>
          <table:table-cell office:value-type="float" office:value="-22929.71" calcext:value-type="float">
            <text:p>-22929.71</text:p>
          </table:table-cell>
          <table:table-cell office:value-type="float" office:value="-22929.89" calcext:value-type="float">
            <text:p>-22929.89</text:p>
          </table:table-cell>
          <table:table-cell office:value-type="float" office:value="-22929.95" calcext:value-type="float">
            <text:p>-22929.95</text:p>
          </table:table-cell>
          <table:table-cell office:value-type="float" office:value="-22929.98" calcext:value-type="float">
            <text:p>-22929.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-22927.73" calcext:value-type="float">
            <text:p>-22927.73</text:p>
          </table:table-cell>
          <table:table-cell office:value-type="float" office:value="-22928.08" calcext:value-type="float">
            <text:p>-22928.08</text:p>
          </table:table-cell>
          <table:table-cell office:value-type="float" office:value="-22928.26" calcext:value-type="float">
            <text:p>-22928.26</text:p>
          </table:table-cell>
          <table:table-cell office:value-type="float" office:value="-22928.32" calcext:value-type="float">
            <text:p>-22928.32</text:p>
          </table:table-cell>
          <table:table-cell office:value-type="float" office:value="-22928.35" calcext:value-type="float">
            <text:p>-22928.3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22907.77" calcext:value-type="float">
            <text:p>-22907.77</text:p>
          </table:table-cell>
          <table:table-cell office:value-type="float" office:value="-22927.85" calcext:value-type="float">
            <text:p>-22927.85</text:p>
          </table:table-cell>
          <table:table-cell office:value-type="float" office:value="-22928.2" calcext:value-type="float">
            <text:p>-22928.2</text:p>
          </table:table-cell>
          <table:table-cell office:value-type="float" office:value="-22928.38" calcext:value-type="float">
            <text:p>-22928.38</text:p>
          </table:table-cell>
          <table:table-cell office:value-type="float" office:value="-22928.44" calcext:value-type="float">
            <text:p>-22928.44</text:p>
          </table:table-cell>
          <table:table-cell office:value-type="float" office:value="-22928.47" calcext:value-type="float">
            <text:p>-22928.4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22907.7" calcext:value-type="float">
            <text:p>-22907.7</text:p>
          </table:table-cell>
          <table:table-cell office:value-type="float" office:value="-22927.84" calcext:value-type="float">
            <text:p>-22927.84</text:p>
          </table:table-cell>
          <table:table-cell office:value-type="float" office:value="-22928.19" calcext:value-type="float">
            <text:p>-22928.19</text:p>
          </table:table-cell>
          <table:table-cell office:value-type="float" office:value="-22928.37" calcext:value-type="float">
            <text:p>-22928.37</text:p>
          </table:table-cell>
          <table:table-cell office:value-type="float" office:value="-22928.43" calcext:value-type="float">
            <text:p>-22928.43</text:p>
          </table:table-cell>
          <table:table-cell office:value-type="float" office:value="-22928.46" calcext:value-type="float">
            <text:p>-22928.4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92.6" calcext:value-type="float">
            <text:p>-592.6</text:p>
          </table:table-cell>
          <table:table-cell office:value-type="float" office:value="-594.28" calcext:value-type="float">
            <text:p>-594.28</text:p>
          </table:table-cell>
          <table:table-cell office:value-type="float" office:value="-594.43" calcext:value-type="float">
            <text:p>-59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92.61" calcext:value-type="float">
            <text:p>-592.61</text:p>
          </table:table-cell>
          <table:table-cell office:value-type="float" office:value="-594.28" calcext:value-type="float">
            <text:p>-594.28</text:p>
          </table:table-cell>
          <table:table-cell office:value-type="float" office:value="-594.43" calcext:value-type="float">
            <text:p>-59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592.61" calcext:value-type="float">
            <text:p>-592.61</text:p>
          </table:table-cell>
          <table:table-cell office:value-type="float" office:value="-594.28" calcext:value-type="float">
            <text:p>-59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592.61" calcext:value-type="float">
            <text:p>-592.61</text:p>
          </table:table-cell>
          <table:table-cell office:value-type="float" office:value="-594.28" calcext:value-type="float">
            <text:p>-59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592.61" calcext:value-type="float">
            <text:p>-592.61</text:p>
          </table:table-cell>
          <table:table-cell office:value-type="float" office:value="-594.28" calcext:value-type="float">
            <text:p>-594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CO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23513.79" calcext:value-type="float">
            <text:p>-23513.79</text:p>
          </table:table-cell>
          <table:table-cell office:value-type="float" office:value="-23514.35" calcext:value-type="float">
            <text:p>-23514.35</text:p>
          </table:table-cell>
          <table:table-cell office:value-type="float" office:value="-23514.54" calcext:value-type="float">
            <text:p>-23514.54</text:p>
          </table:table-cell>
          <table:table-cell office:value-type="float" office:value="-23514.6" calcext:value-type="float">
            <text:p>-23514.6</text:p>
          </table:table-cell>
          <table:table-cell office:value-type="float" office:value="-23514.64" calcext:value-type="float">
            <text:p>-23514.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3503.63" calcext:value-type="float">
            <text:p>-23503.63</text:p>
          </table:table-cell>
          <table:table-cell office:value-type="float" office:value="-23525.14" calcext:value-type="float">
            <text:p>-23525.14</text:p>
          </table:table-cell>
          <table:table-cell office:value-type="float" office:value="-23525.66" calcext:value-type="float">
            <text:p>-23525.66</text:p>
          </table:table-cell>
          <table:table-cell office:value-type="float" office:value="-23525.86" calcext:value-type="float">
            <text:p>-23525.86</text:p>
          </table:table-cell>
          <table:table-cell office:value-type="float" office:value="-23525.92" calcext:value-type="float">
            <text:p>-23525.92</text:p>
          </table:table-cell>
          <table:table-cell office:value-type="float" office:value="-23525.96" calcext:value-type="float">
            <text:p>-23525.9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3501.9" calcext:value-type="float">
            <text:p>-23501.9</text:p>
          </table:table-cell>
          <table:table-cell office:value-type="float" office:value="-23523.78" calcext:value-type="float">
            <text:p>-23523.78</text:p>
          </table:table-cell>
          <table:table-cell office:value-type="float" office:value="-23524.29" calcext:value-type="float">
            <text:p>-23524.29</text:p>
          </table:table-cell>
          <table:table-cell office:value-type="float" office:value="-23524.49" calcext:value-type="float">
            <text:p>-23524.49</text:p>
          </table:table-cell>
          <table:table-cell office:value-type="float" office:value="-23524.55" calcext:value-type="float">
            <text:p>-23524.55</text:p>
          </table:table-cell>
          <table:table-cell office:value-type="float" office:value="-23524.58" calcext:value-type="float">
            <text:p>-23524.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23502.12" calcext:value-type="float">
            <text:p>-23502.12</text:p>
          </table:table-cell>
          <table:table-cell office:value-type="float" office:value="-23523.93" calcext:value-type="float">
            <text:p>-23523.93</text:p>
          </table:table-cell>
          <table:table-cell office:value-type="float" office:value="-23524.43" calcext:value-type="float">
            <text:p>-23524.43</text:p>
          </table:table-cell>
          <table:table-cell office:value-type="float" office:value="-23524.63" calcext:value-type="float">
            <text:p>-23524.63</text:p>
          </table:table-cell>
          <table:table-cell office:value-type="float" office:value="-23524.69" calcext:value-type="float">
            <text:p>-23524.69</text:p>
          </table:table-cell>
          <table:table-cell office:value-type="float" office:value="-23524.73" calcext:value-type="float">
            <text:p>-23524.7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23502.04" calcext:value-type="float">
            <text:p>-23502.04</text:p>
          </table:table-cell>
          <table:table-cell office:value-type="float" office:value="-23523.91" calcext:value-type="float">
            <text:p>-23523.91</text:p>
          </table:table-cell>
          <table:table-cell office:value-type="float" office:value="-23524.42" calcext:value-type="float">
            <text:p>-23524.42</text:p>
          </table:table-cell>
          <table:table-cell office:value-type="float" office:value="-23524.62" calcext:value-type="float">
            <text:p>-23524.62</text:p>
          </table:table-cell>
          <table:table-cell office:value-type="float" office:value="-23524.68" calcext:value-type="float">
            <text:p>-23524.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1:22:23.959970859</meta:creation-date>
    <dc:date>2017-09-20T01:23:46.950820048</dc:date>
    <meta:editing-duration>PT1M23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